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c8edc"/>
    </style:style>
    <style:style style:name="P2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a4fba"/>
    </style:style>
    <style:style style:name="P3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d1bb0"/>
    </style:style>
    <style:style style:name="P4" style:family="paragraph" style:parent-style-name="Text_20_body">
      <style:paragraph-properties fo:margin-top="0in" fo:margin-bottom="0in" loext:contextual-spacing="false" fo:line-height="100%" style:writing-mode="page"/>
      <style:text-properties officeooo:rsid="000e5253" officeooo:paragraph-rsid="001c8edc"/>
    </style:style>
    <style:style style:name="P5" style:family="paragraph" style:parent-style-name="Text_20_body">
      <style:paragraph-properties fo:margin-top="0in" fo:margin-bottom="0in" loext:contextual-spacing="false" fo:line-height="100%" style:writing-mode="page"/>
      <style:text-properties officeooo:rsid="002a4fba" officeooo:paragraph-rsid="002a4fba"/>
    </style:style>
    <style:style style:name="P6" style:family="paragraph" style:parent-style-name="Text_20_body">
      <style:paragraph-properties fo:margin-top="0in" fo:margin-bottom="0in" loext:contextual-spacing="false" fo:line-height="100%" style:writing-mode="page"/>
      <style:text-properties officeooo:rsid="002a5ac4" officeooo:paragraph-rsid="002a5ac4"/>
    </style:style>
    <style:style style:name="P7" style:family="paragraph" style:parent-style-name="Text_20_body">
      <style:paragraph-properties fo:margin-top="0in" fo:margin-bottom="0in" loext:contextual-spacing="false" fo:line-height="100%" style:writing-mode="page"/>
      <style:text-properties officeooo:rsid="002c388f" officeooo:paragraph-rsid="002c388f"/>
    </style:style>
    <style:style style:name="P8" style:family="paragraph" style:parent-style-name="Text_20_body">
      <style:paragraph-properties fo:margin-top="0in" fo:margin-bottom="0in" loext:contextual-spacing="false" fo:line-height="100%" style:writing-mode="page"/>
      <style:text-properties officeooo:rsid="002c388f" officeooo:paragraph-rsid="002f90d8"/>
    </style:style>
    <style:style style:name="P9" style:family="paragraph" style:parent-style-name="Text_20_body">
      <style:paragraph-properties fo:margin-top="0in" fo:margin-bottom="0in" loext:contextual-spacing="false" fo:line-height="100%" style:writing-mode="page"/>
      <style:text-properties officeooo:rsid="002f90d8" officeooo:paragraph-rsid="002f90d8"/>
    </style:style>
    <style:style style:name="P10" style:family="paragraph" style:parent-style-name="Text_20_body">
      <style:paragraph-properties fo:margin-top="0in" fo:margin-bottom="0in" loext:contextual-spacing="false" fo:line-height="100%" style:writing-mode="page"/>
      <style:text-properties officeooo:rsid="003487ca" officeooo:paragraph-rsid="003487ca"/>
    </style:style>
    <style:style style:name="P11" style:family="paragraph" style:parent-style-name="Preformatted_20_Text">
      <style:paragraph-properties fo:margin-top="0in" fo:margin-bottom="0in" loext:contextual-spacing="false" style:writing-mode="page"/>
    </style:style>
    <style:style style:name="P12" style:family="paragraph" style:parent-style-name="Preformatted_20_Text">
      <style:paragraph-properties fo:margin-top="0in" fo:margin-bottom="0in" loext:contextual-spacing="false" fo:line-height="100%" style:writing-mode="page"/>
      <style:text-properties officeooo:rsid="002a5ac4" officeooo:paragraph-rsid="002a5ac4"/>
    </style:style>
    <style:style style:name="P13" style:family="paragraph" style:parent-style-name="Preformatted_20_Text">
      <style:paragraph-properties fo:margin-top="0in" fo:margin-bottom="0in" loext:contextual-spacing="false" style:writing-mode="page"/>
      <style:text-properties officeooo:paragraph-rsid="002a5ac4"/>
    </style:style>
    <style:style style:name="P14" style:family="paragraph" style:parent-style-name="Title">
      <style:text-properties officeooo:rsid="001c8edc" officeooo:paragraph-rsid="001c8edc"/>
    </style:style>
    <style:style style:name="P15" style:family="paragraph" style:parent-style-name="Subtitle">
      <style:text-properties officeooo:rsid="001deb4c" officeooo:paragraph-rsid="001c8edc"/>
    </style:style>
    <style:style style:name="P16" style:family="paragraph" style:parent-style-name="Subtitle">
      <style:text-properties officeooo:paragraph-rsid="001c8edc"/>
    </style:style>
    <style:style style:name="T1" style:family="text">
      <style:text-properties officeooo:rsid="001deb4c"/>
    </style:style>
    <style:style style:name="T2" style:family="text">
      <style:text-properties officeooo:rsid="001c8edc"/>
    </style:style>
    <style:style style:name="T3" style:family="text">
      <style:text-properties officeooo:rsid="00295dc7"/>
    </style:style>
    <style:style style:name="T4" style:family="text">
      <style:text-properties officeooo:rsid="002a4fba"/>
    </style:style>
    <style:style style:name="T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0pt" fo:font-weight="bold" officeooo:rsid="002a4fba" style:font-size-asian="10pt" style:font-weight-asian="bold" style:font-size-complex="10pt" style:font-weight-complex="bold"/>
    </style:style>
    <style:style style:name="T7" style:family="text">
      <style:text-properties style:font-name="Liberation Mono" fo:font-size="10pt" fo:font-weight="bold" officeooo:rsid="002e04a9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bold" officeooo:rsid="00317090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bold" officeooo:rsid="003779f9" style:font-size-asian="10pt" style:font-weight-asian="bold" style:font-size-complex="10pt" style:font-weight-complex="bold"/>
    </style:style>
    <style:style style:name="T10" style:family="text">
      <style:text-properties fo:color="#000000" style:font-name="Liberation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1" fo:font-weight="normal" fo:background-color="#ffffff" loext:char-shading-value="0" style:font-weight-asian="normal" style:font-weight-complex="normal"/>
    </style:style>
    <style:style style:name="T12" style:family="text">
      <style:text-properties fo:color="#000000" style:font-name="Liberation Serif1" fo:font-size="12pt" fo:font-weight="normal" officeooo:rsid="003487ca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1" fo:font-size="12pt" fo:font-weight="normal" officeooo:rsid="0035d2e8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officeooo:rsid="002d1bb0"/>
    </style:style>
    <style:style style:name="T16" style:family="text">
      <style:text-properties officeooo:rsid="002f90d8"/>
    </style:style>
    <style:style style:name="T17" style:family="text">
      <style:text-properties officeooo:rsid="00330a50"/>
    </style:style>
    <style:style style:name="T18" style:family="text">
      <style:text-properties officeooo:rsid="00338d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uning <text:span text:style-name="T3">trackpoint sensitivity</text:span></text:p>
      <text:p text:style-name="P15">By White Fossa aka Artyom Vetrov</text:p>
      <text:p text:style-name="P16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1"/>
      <text:p text:style-name="P4"><text:span text:style-name="T2">In this guide I’ll show how to tune</text:span> ThinkPad x220 Tablet <text:span text:style-name="T3">trackpoint sensitivity under Debian linux. It’s sensitivity can’t be set-up via ordinary mouse settings (at least in KDE).</text:span></text:p>
      <text:p text:style-name="P2"><text:span text:style-name="T4">There is a lot of ways to set it up – much of them are described here: </text:span><text:a xlink:type="simple" xlink:href="https://askubuntu.com/questions/37824/what-is-the-best-way-to-configure-a-thinkpads-trackpoint" text:style-name="Internet_20_link" text:visited-style-name="Visited_20_Internet_20_Link"><text:span text:style-name="T4">https://askubuntu.com/questions/37824/what-is-the-best-way-to-configure-a-thinkpads-trackpoint</text:span></text:a></text:p>
      <text:p text:style-name="P5"/>
      <text:p text:style-name="P2"><text:span text:style-name="T4">I’ll use way, described in this answer: </text:span><text:a xlink:type="simple" xlink:href="https://askubuntu.com/a/761504" text:style-name="Internet_20_link" text:visited-style-name="Visited_20_Internet_20_Link"><text:span text:style-name="T4">https://askubuntu.com/a/761504</text:span></text:a><text:span text:style-name="T4"> This is system-wide way to setup sensitivity, so don’t use it if you have many users with different preferences.</text:span></text:p>
      <text:p text:style-name="P2"/>
      <text:p text:style-name="P2"><text:span text:style-name="T4">1) First we need to find name of our trackpoint (I’m trying to make this manual as universal as possible). To find it run </text:span><text:span text:style-name="T6">xinput</text:span><text:span text:style-name="T4"> and search through its output. In my case trackpoint name is </text:span><text:span text:style-name="T10">TPPS/2 IBM TrackPoint</text:span><text:span text:style-name="T11">.</text:span></text:p>
      <text:p text:style-name="P5"/>
      <text:p text:style-name="P6">2) Create file <text:span text:style-name="T5">99-</text:span><text:span text:style-name="T7">t</text:span><text:span text:style-name="T5">rackpoint-sensitivity.rules</text:span> (permissions 644, root:root) in <text:span text:style-name="T5">/etc/udev/rules.d/</text:span> with next content <text:span text:style-name="T17">(this is my settings, I prefer fast movement)</text:span>:</text:p>
      <text:p text:style-name="P6"/>
      <text:p text:style-name="P12"><text:span text:style-name="Source_20_Text"><text:span text:style-name="T5">ACTION=="add",</text:span></text:span></text:p>
      <text:p text:style-name="P11"><text:span text:style-name="Source_20_Text"><text:span text:style-name="T5">SUBSYSTEM=="input",</text:span></text:span></text:p>
      <text:p text:style-name="P11"><text:span text:style-name="Source_20_Text"><text:span text:style-name="T5">ATTR{name}=="TPPS/2 IBM TrackPoint",</text:span></text:span></text:p>
      <text:p text:style-name="P11"><text:span text:style-name="Source_20_Text"><text:span text:style-name="T5">ATTR{device/sensitivity}="</text:span></text:span><text:span text:style-name="Source_20_Text"><text:span text:style-name="T9">160</text:span></text:span><text:span text:style-name="Source_20_Text"><text:span text:style-name="T5">",</text:span></text:span></text:p>
      <text:p text:style-name="P11"><text:span text:style-name="Source_20_Text"><text:span text:style-name="T5">ATTR{device/speed}="</text:span></text:span><text:span text:style-name="Source_20_Text"><text:span text:style-name="T9">128</text:span></text:span><text:span text:style-name="Source_20_Text"><text:span text:style-name="T5">",</text:span></text:span></text:p>
      <text:p text:style-name="P11"><text:span text:style-name="Source_20_Text"><text:span text:style-name="T5">ATTR{device/inertia}="</text:span></text:span><text:span text:style-name="Source_20_Text"><text:span text:style-name="T8">0</text:span></text:span><text:span text:style-name="Source_20_Text"><text:span text:style-name="T5">",</text:span></text:span></text:p>
      <text:p text:style-name="P13"><text:span text:style-name="Source_20_Text"><text:span text:style-name="T5">ATTR{device/press_to_select}="0"</text:span></text:span></text:p>
      <text:p text:style-name="P6"/>
      <text:p text:style-name="P8">Speed, sensitivity and inertia is numbers from 0 to 255, as I understand.</text:p>
      <text:p text:style-name="P8"/>
      <text:p text:style-name="P8">To enable press to select, set it to 1. <text:span text:style-name="T16">Unfortunately in left-handed mode, press to select will produce right click, not the left one. Maybe there is a way to fix it, but I don’t know it.</text:span></text:p>
      <text:p text:style-name="P8"/>
      <text:p text:style-name="P9">Inertia is a inertia compensation, as I understand, setting high values leads to cursor jump in backward direction when movement is completed.</text:p>
      <text:p text:style-name="P7"/>
      <text:p text:style-name="P3"><text:span text:style-name="T15">3) Play with values above, you could apply new values without reboot by giving this command as root: </text:span><text:span text:style-name="Source_20_Text"><text:span text:style-name="T14">udevadm control --reload-rules &amp;&amp; udevadm trigger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2:37:45.572428174</meta:creation-date>
    <meta:generator>LibreOffice/5.2.7.2$Linux_X86_64 LibreOffice_project/20m0$Build-2</meta:generator>
    <dc:date>2019-05-22T23:26:32.408268986</dc:date>
    <meta:editing-duration>PT1H51M13S</meta:editing-duration>
    <meta:editing-cycles>23</meta:editing-cycles>
    <meta:document-statistic meta:table-count="0" meta:image-count="0" meta:object-count="0" meta:page-count="1" meta:paragraph-count="19" meta:word-count="248" meta:character-count="1752" meta:non-whitespace-character-count="1523"/>
  </office:meta>
</office:document-meta>
</file>